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setting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75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05in" fo:padding-bottom="0.05in" fo:padding-left="0.1in" fo:padding-right="0.1in" fo:wrap-option="no-wrap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  <style:paragraph-properties fo:text-align="center"/>
    </style:style>
    <style:style style:name="ce5" style:family="table-cell" style:parent-style-name="Default" style:data-style-name="N10">
      <style:table-cell-properties fo:background-color="#ffff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10.5in" svg:height="3.5in" svg:x="0.25in" svg:y="1.5in">
            <draw:object draw:notify-on-update-of-ranges="Timeseries.A20:Timeseries.A20 Timeseries.A21:Timeseries.A1100" xlink:href="./Object 1" xlink:type="simple" xlink:show="embed" xlink:actuate="onLoad"/>
          </draw:frame>
          <draw:frame draw:z-index="1" draw:name="Chart 2" draw:style-name="gr1" svg:width="10.5in" svg:height="3.5in" svg:x="0.25in" svg:y="5.5in">
            <draw:object draw:notify-on-update-of-ranges="Tests.D53:Tests.D61 Tests.F53:Tests.F61" xlink:href="./Object 2" xlink:type="simple" xlink:show="embed" xlink:actuate="onLoad"/>
          </draw:frame>
          <draw:frame draw:z-index="2" draw:name="Chart 3" draw:style-name="gr1" svg:width="6.3in" svg:height="3.5in" svg:x="0.25in" svg:y="9.4in">
            <draw:object draw:notify-on-update-of-ranges="Tests.D43:Tests.D51 Tests.F43:Tests.F51" xlink:href="./Object 3" xlink:type="simple" xlink:show="embed" xlink:actuate="onLoad"/>
          </draw:frame>
          <draw:frame draw:z-index="3" draw:name="Chart 4" draw:style-name="gr1" svg:width="6.3in" svg:height="3.5in" svg:x="6.9in" svg:y="9.4in">
            <draw:object draw:notify-on-update-of-ranges="Tests.D43:Tests.D51 Tests.H43:Tests.H51" xlink:href="./Object 4" xlink:type="simple" xlink:show="embed" xlink:actuate="onLoad"/>
          </draw:frame>
          <draw:frame draw:z-index="4" draw:name="Chart 5" draw:style-name="gr1" svg:width="6.3in" svg:height="3.5in" svg:x="0.25in" svg:y="13.25in">
            <draw:object draw:notify-on-update-of-ranges="Tests.D65:Tests.D73 Tests.F65:Tests.F73" xlink:href="./Object 5" xlink:type="simple" xlink:show="embed" xlink:actuate="onLoad"/>
          </draw:frame>
          <draw:frame draw:z-index="5" draw:name="Chart 6" draw:style-name="gr1" svg:width="6.3in" svg:height="3.5in" svg:x="6.9in" svg:y="13.25in">
            <draw:object draw:notify-on-update-of-ranges="Tests.D65:Tests.D73 Tests.I65:Tests.I73" xlink:href="./Object 6" xlink:type="simple" xlink:show="embed" xlink:actuate="onLoad"/>
          </draw:frame>
          <draw:frame draw:z-index="6" draw:name="Chart 7" draw:style-name="gr1" svg:width="6.3in" svg:height="3.5in" svg:x="0.25in" svg:y="17.2in">
            <draw:object draw:notify-on-update-of-ranges="Tests.C23:Tests.C31 Tests.G23:Tests.G31" xlink:href="./Object 7" xlink:type="simple" xlink:show="embed" xlink:actuate="onLoad"/>
          </draw:frame>
          <draw:frame draw:z-index="7" draw:name="Chart 8" draw:style-name="gr1" svg:width="6.3in" svg:height="3.5in" svg:x="6.9in" svg:y="17.2in">
            <draw:object draw:notify-on-update-of-ranges="Tests.C13:Tests.C21 Tests.G13:Tests.G21" xlink:href="./Object 8" xlink:type="simple" xlink:show="embed" xlink:actuate="onLoad"/>
          </draw:frame>
          <draw:frame draw:z-index="8" draw:name="Chart 9" draw:style-name="gr1" svg:width="6.3in" svg:height="3.5in" svg:x="0.25in" svg:y="21.0in">
            <draw:object draw:notify-on-update-of-ranges="Tests.C75:Tests.C83 Tests.G75:Tests.G83" xlink:href="./Object 9" xlink:type="simple" xlink:show="embed" xlink:actuate="onLoad"/>
          </draw:frame>
          <draw:frame draw:z-index="9" draw:name="Chart 10" draw:style-name="gr1" svg:width="6.3in" svg:height="3.5in" svg:x="6.9in" svg:y="21.0in">
            <draw:object draw:notify-on-update-of-ranges="Tests.C33:Tests.C41 Tests.G33:Tests.G41" xlink:href="./Object 10" xlink:type="simple" xlink:show="embed" xlink:actuate="onLoad"/>
          </draw:frame>
          <draw:g draw:z-index="10" draw:name="Chart 11">
            <draw:frame draw:name="Chart 12" draw:style-name="gr1" svg:width="6.3in" svg:height="5.0in" svg:x="0.25in" svg:y="25.25in">
              <draw:object xlink:href="./Object 11" xlink:type="simple" xlink:show="embed" xlink:actuate="onLoad"/>
            </draw:frame>
            <draw:frame draw:name="TextBox 10" draw:style-name="gr2" draw:text-style-name="P2" svg:width="0.9791in" svg:height="0.2811in" svg:x="1.1583in" svg:y="25.6043in">
              <draw:text-box>
                <text:p text:style-name="P1">
									<text:span text:style-name="T1">0%</text:span>
								</text:p>
              </draw:text-box>
            </draw:frame>
            <draw:frame draw:name="TextBox 1" draw:style-name="gr2" draw:text-style-name="P2" svg:width="0.9791in" svg:height="0.2811in" svg:x="1.0957in" svg:y="26.122in">
              <draw:text-box>
                <text:p text:style-name="P1">
									<text:span text:style-name="T1">90%</text:span>
								</text:p>
              </draw:text-box>
            </draw:frame>
            <draw:frame draw:name="TextBox 1" draw:style-name="gr2" draw:text-style-name="P2" svg:width="0.9791in" svg:height="0.2811in" svg:x="1.1138in" svg:y="26.6327in">
              <draw:text-box>
                <text:p text:style-name="P1">
									<text:span text:style-name="T1">99%</text:span>
								</text:p>
              </draw:text-box>
            </draw:frame>
            <draw:frame draw:name="TextBox 1" draw:style-name="gr2" draw:text-style-name="P2" svg:width="0.9791in" svg:height="0.2811in" svg:x="1.0012in" svg:y="27.1535in">
              <draw:text-box>
                <text:p text:style-name="P1">
									<text:span text:style-name="T1">99.9%</text:span>
								</text:p>
              </draw:text-box>
            </draw:frame>
            <draw:frame draw:name="TextBox 1" draw:style-name="gr2" draw:text-style-name="P2" svg:width="0.9791in" svg:height="0.2811in" svg:x="0.9224in" svg:y="27.6744in">
              <draw:text-box>
                <text:p text:style-name="P1">
									<text:span text:style-name="T1">99.99%</text:span>
								</text:p>
              </draw:text-box>
            </draw:frame>
            <draw:frame draw:name="TextBox 1" draw:style-name="gr2" draw:text-style-name="P2" svg:width="0.9791in" svg:height="0.2811in" svg:x="0.8362in" svg:y="28.1846in">
              <draw:text-box>
                <text:p text:style-name="P1">
									<text:span text:style-name="T1">99.999%</text:span>
								</text:p>
              </draw:text-box>
            </draw:frame>
            <draw:frame draw:name="TextBox 1" draw:style-name="gr2" draw:text-style-name="P2" svg:width="0.9791in" svg:height="0.2811in" svg:x="0.7571in" svg:y="28.7063in">
              <draw:text-box>
                <text:p text:style-name="P1">
									<text:span text:style-name="T1">99.9999%</text:span>
								</text:p>
              </draw:text-box>
            </draw:frame>
            <draw:frame draw:name="TextBox 1" draw:style-name="gr2" draw:text-style-name="P2" svg:width="0.9791in" svg:height="0.2811in" svg:x="0.6854in" svg:y="29.2264in">
              <draw:text-box>
                <text:p text:style-name="P1">
									<text:span text:style-name="T1">99.99999%</text:span>
								</text:p>
              </draw:text-box>
            </draw:frame>
          </draw:g>
          <draw:g draw:z-index="11" draw:name="Chart 12">
            <draw:frame draw:name="Chart 22" draw:style-name="gr1" svg:width="6.3in" svg:height="5.0in" svg:x="6.9in" svg:y="25.25in">
              <draw:object xlink:href="./Object 12" xlink:type="simple" xlink:show="embed" xlink:actuate="onLoad"/>
            </draw:frame>
            <draw:frame draw:name="TextBox 9" draw:style-name="gr2" draw:text-style-name="P2" svg:width="0.9791in" svg:height="0.2811in" svg:x="7.848in" svg:y="25.6118in">
              <draw:text-box>
                <text:p text:style-name="P1">
									<text:span text:style-name="T2">0%</text:span>
								</text:p>
              </draw:text-box>
            </draw:frame>
            <draw:frame draw:name="TextBox 1" draw:style-name="gr2" draw:text-style-name="P2" svg:width="0.9791in" svg:height="0.2811in" svg:x="7.7618in" svg:y="26.1299in">
              <draw:text-box>
                <text:p text:style-name="P1">
									<text:span text:style-name="T3">90%</text:span>
								</text:p>
              </draw:text-box>
            </draw:frame>
            <draw:frame draw:name="TextBox 1" draw:style-name="gr2" draw:text-style-name="P2" svg:width="0.9791in" svg:height="0.2811in" svg:x="7.7764in" svg:y="26.6402in">
              <draw:text-box>
                <text:p text:style-name="P1">
									<text:span text:style-name="T2">99%</text:span>
								</text:p>
              </draw:text-box>
            </draw:frame>
            <draw:frame draw:name="TextBox 1" draw:style-name="gr2" draw:text-style-name="P2" svg:width="0.9791in" svg:height="0.2811in" svg:x="7.6543in" svg:y="27.161in">
              <draw:text-box>
                <text:p text:style-name="P1">
									<text:span text:style-name="T2">99.9%</text:span>
								</text:p>
              </draw:text-box>
            </draw:frame>
            <draw:frame draw:name="TextBox 1" draw:style-name="gr2" draw:text-style-name="P2" svg:width="0.9791in" svg:height="0.2811in" svg:x="7.5752in" svg:y="27.6819in">
              <draw:text-box>
                <text:p text:style-name="P1">
									<text:span text:style-name="T2">99.99%</text:span>
								</text:p>
              </draw:text-box>
            </draw:frame>
            <draw:frame draw:name="TextBox 1" draw:style-name="gr2" draw:text-style-name="P2" svg:width="0.9791in" svg:height="0.2811in" svg:x="7.5106in" svg:y="28.1925in">
              <draw:text-box>
                <text:p text:style-name="P1">
									<text:span text:style-name="T2">99.999%</text:span>
								</text:p>
              </draw:text-box>
            </draw:frame>
            <draw:frame draw:name="TextBox 1" draw:style-name="gr2" draw:text-style-name="P2" svg:width="0.9791in" svg:height="0.2811in" svg:x="7.4315in" svg:y="28.7067in">
              <draw:text-box>
                <text:p text:style-name="P1">
									<text:span text:style-name="T2">99.9999%</text:span>
								</text:p>
              </draw:text-box>
            </draw:frame>
            <draw:frame draw:name="TextBox 1" draw:style-name="gr2" draw:text-style-name="P2" svg:width="0.9791in" svg:height="0.2811in" svg:x="7.3594in" svg:y="29.2268in">
              <draw:text-box>
                <text:p text:style-name="P1">
									<text:span text:style-name="T2">99.99999%</text:span>
								</text:p>
              </draw:text-box>
            </draw:frame>
          </draw:g>
        </table:shapes>
        <table:table-column table:style-name="co1" table:number-columns-repeated="1023" table:default-cell-style-name="ce1"/>
        <table:table-row table:style-name="ro1">
          <table:table-cell office:value-type="string">
            <text:p>Drive</text:p>
          </table:table-cell>
          <table:table-cell table:formula="of:=[Tests.B1]" office:value-type="string" office:string-value="_DRIVE">
            <text:p>_DRIVE</text:p>
          </table:table-cell>
          <table:table-cell table:number-columns-repeated="1022"/>
        </table:table-row>
        <table:table-row table:style-name="ro1">
          <table:table-cell office:value-type="string">
            <text:p>Tested</text:p>
          </table:table-cell>
          <table:table-cell table:formula="of:=[Tests.B5]" office:value-type="string" office:string-value="_TESTCAP">
            <text:p>_TESTCAP</text:p>
          </table:table-cell>
          <table:table-cell office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>
            <text:p>Model</text:p>
          </table:table-cell>
          <table:table-cell table:formula="of:=[Tests.B2]" office:value-type="string" office:string-value="_MODEL">
            <text:p>_MODEL</text:p>
          </table:table-cell>
          <table:table-cell table:number-columns-repeated="1022"/>
        </table:table-row>
        <table:table-row table:style-name="ro1">
          <table:table-cell office:value-type="string">
            <text:p>Serial</text:p>
          </table:table-cell>
          <table:table-cell table:formula="of:=[Tests.B3]" office:value-type="string" office:string-value="_SERIAL">
            <text:p>_SERIAL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table:formula="of:=[Tests.B6]" office:value-type="string" office:string-value="_CPU">
            <text:p>_CPU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table:formula="of:=[Tests.B9]" office:value-type="string" office:string-value="_OS">
            <text:p>_OS</text:p>
          </table:table-cell>
          <table:table-cell table:number-columns-repeated="1022"/>
        </table:table-row>
        <table:table-row table:style-name="ro1">
          <table:table-cell office:value-type="string">
            <text:p>FIO Version</text:p>
          </table:table-cell>
          <table:table-cell table:formula="of:=[Tests.B10]" office:value-type="string" office:string-value="_FIO">
            <text:p>_FI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table:number-columns-spanned="3" table:number-rows-spanned="1">
            <text:p>Average IOPS</text:p>
          </table:table-cell>
        </table:table-row>
        <table:table-row table:style-name="ro1">
          <table:table-cell table:number-columns-repeated="15"/>
          <table:table-cell table:style-name="ce3" table:formula="of:=AVERAGE([Timeseries.$A$20:.$A$1100])" table:number-columns-spanned="3" table:number-rows-spanned="1" office:value-type="float" office:value="0">
            <text:p>unk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table:number-columns-spanned="3" table:number-rows-spanned="1">
            <text:p>Standard Deviation</text:p>
          </table:table-cell>
        </table:table-row>
        <table:table-row table:style-name="ro1">
          <table:table-cell table:number-columns-repeated="15"/>
          <table:table-cell table:style-name="ce3" table:formula="of:=STDEV([Timeseries.$A$20:.$A$1100])" table:number-columns-spanned="3" table:number-rows-spanned="1" office:value-type="float" office:value="0">
            <text:p>unk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table:number-columns-spanned="3" table:number-rows-spanned="1">
            <text:p>Coefficient of Variation</text:p>
          </table:table-cell>
        </table:table-row>
        <table:table-row table:style-name="ro1">
          <table:table-cell table:number-columns-repeated="15"/>
          <table:table-cell table:style-name="ce3" table:formula="of:=[.P17]/[.P14]" table:number-columns-spanned="3" table:number-rows-spanned="1" office:value-type="percentage" office:value="0">
            <text:p>unk</text:p>
          </table:table-cell>
        </table:table-row>
      </table:table>
      <table:table table:name="Tests" table:style-name="ta1">
        <table:table-column table:style-name="co1" table:number-columns-repeated="1023" table:default-cell-style-name="ce1"/>
        <table:table-row table:style-name="ro1">
          <table:table-cell office:value-type="string">
            <text:p>Drive</text:p>
          </table:table-cell>
          <table:table-cell office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>
            <text:p>Model</text:p>
          </table:table-cell>
          <table:table-cell office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>
            <text:p>Serial</text:p>
          </table:table-cell>
          <table:table-cell office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>
            <text:p>AvailCapacity</text:p>
          </table:table-cell>
          <table:table-cell office:value-type="string">
            <text:p>_AVAILCAP</text:p>
          </table:table-cell>
          <table:table-cell office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>
            <text:p>TestedCapacity</text:p>
          </table:table-cell>
          <table:table-cell office:value-type="string">
            <text:p>_TESTCAP</text:p>
          </table:table-cell>
          <table:table-cell office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>
            <text:p>CPU</text:p>
          </table:table-cell>
          <table:table-cell office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>
            <text:p>Cores</text:p>
          </table:table-cell>
          <table:table-cell office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>
            <text:p>FIOVersion</text:p>
          </table:table-cell>
          <table:table-cell office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>
            <text:p>Type</text:p>
          </table:table-cell>
          <table:table-cell office:value-type="string">
            <text:p>Write %</text:p>
          </table:table-cell>
          <table:table-cell office:value-type="string">
            <text:p>Block Size</text:p>
          </table:table-cell>
          <table:table-cell office:value-type="string">
            <text:p>Threads</text:p>
          </table:table-cell>
          <table:table-cell office:value-type="string">
            <text:p>Queue Depth/Thread</text:p>
          </table:table-cell>
          <table:table-cell office:value-type="string">
            <text:p>IOPS</text:p>
          </table:table-cell>
          <table:table-cell office:value-type="string">
            <text:p>Bandwidth (MB/s)</text:p>
          </table:table-cell>
          <table:table-cell office:value-type="string">
            <text:p>Read Latency (us)</text:p>
          </table:table-cell>
          <table:table-cell office:value-type="string">
            <text:p>Write Latency (us)</text:p>
          </table:table-cell>
          <table:table-cell table:number-columns-repeated="1015"/>
        </table:table-row>
      </table:table>
      <table:table table:name="Exceedance" table:style-name="ta1">
        <table:table-column table:style-name="co1" table:number-columns-repeated="1023" table:default-cell-style-name="ce1"/>
        <table:table-row table:style-name="ro1">
          <table:table-cell office:value-type="string">
            <text:p>Drive</text:p>
          </table:table-cell>
          <table:table-cell office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>
            <text:p>Model</text:p>
          </table:table-cell>
          <table:table-cell office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>
            <text:p>Serial</text:p>
          </table:table-cell>
          <table:table-cell office:value-type="string">
            <text:p>_SERIAL</text:p>
          </table:table-cell>
          <table:table-cell table:number-columns-repeated="1022"/>
        </table:table-row>
        <table:table-row table:style-name="ro3">
          <table:table-cell office:value-type="string">
            <text:p>AvailCapacity</text:p>
          </table:table-cell>
          <table:table-cell office:value-type="string">
            <text:p>_AVAILCAP</text:p>
          </table:table-cell>
          <table:table-cell table:number-columns-repeated="1022"/>
        </table:table-row>
        <table:table-row table:style-name="ro3">
          <table:table-cell office:value-type="string">
            <text:p>TestedCapacity</text:p>
          </table:table-cell>
          <table:table-cell office:value-type="string">
            <text:p>_TESTCAP</text:p>
          </table:table-cell>
          <table:table-cell table:number-columns-repeated="1022"/>
        </table:table-row>
        <table:table-row table:style-name="ro1">
          <table:table-cell office:value-type="string">
            <text:p>CPU</text:p>
          </table:table-cell>
          <table:table-cell office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>
            <text:p>Cores</text:p>
          </table:table-cell>
          <table:table-cell office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_OS</text:p>
          </table:table-cell>
          <table:table-cell table:number-columns-repeated="1022"/>
        </table:table-row>
        <table:table-row table:style-name="ro3">
          <table:table-cell office:value-type="string">
            <text:p>FIOVersion</text:p>
          </table:table-cell>
          <table:table-cell office:value-type="string">
            <text:p>_FIO</text:p>
          </table:table-cell>
          <table:table-cell table:number-columns-repeated="1022"/>
        </table:table-row>
        <table:table-row table:style-name="ro3">
          <table:table-cell office:value-type="string">
            <text:p>QD 1 Read Exceedance</text:p>
          </table:table-cell>
          <table:table-cell/>
          <table:table-cell office:value-type="string">
            <text:p>QD 1 Write Exceedance</text:p>
          </table:table-cell>
          <table:table-cell table:number-columns-repeated="2"/>
          <table:table-cell office:value-type="string">
            <text:p>QD 4 Read Exceedance</text:p>
          </table:table-cell>
          <table:table-cell/>
          <table:table-cell office:value-type="string">
            <text:p>QD 4 Write Exceedance</text:p>
          </table:table-cell>
          <table:table-cell table:number-columns-repeated="2"/>
          <table:table-cell office:value-type="string">
            <text:p>QD 16 Read Exceedance</text:p>
          </table:table-cell>
          <table:table-cell/>
          <table:table-cell office:value-type="string">
            <text:p>QD 16 Write Exceedance</text:p>
          </table:table-cell>
          <table:table-cell table:number-columns-repeated="2"/>
          <table:table-cell office:value-type="string">
            <text:p>QD 32 Read Exceedance</text:p>
          </table:table-cell>
          <table:table-cell/>
          <table:table-cell office:value-type="string">
            <text:p>QD 32 Write Exceedance</text:p>
          </table:table-cell>
          <table:table-cell table:number-columns-repeated="1006"/>
        </table:table-row>
        <table:table-row table:style-name="ro3"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/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/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/>
          <table:table-cell office:value-type="string">
            <text:p>rdusec</text:p>
          </table:table-cell>
          <table:table-cell office:value-type="string">
            <text:p>rdpct</text:p>
          </table:table-cell>
          <table:table-cell office:value-type="string">
            <text:p>wrusec</text:p>
          </table:table-cell>
          <table:table-cell office:value-type="string">
            <text:p>wrpct</text:p>
          </table:table-cell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" table:style-name="ta1">
        <table:table-column table:style-name="co1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CLAT" table:style-name="ta1">
        <table:table-column table:style-name="co1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SLAT" table:style-name="ta1">
        <table:table-column table:style-name="co1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16">
      <number:number number:decimal-places="1" number:min-integer-digits="1" number:grouping="true"/>
    </number:number-style>
    <number:number-style style:name="N117">
      <number:number number:decimal-places="0" number:min-integer-digits="0"/>
      <number:text> us</number:text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15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creator>earle</dc:creator>
    <meta:creation-date>2016-10-19T15:04:18Z</meta:creation-date>
    <dc:date>2019-09-18T23:23:26Z</dc:date>
    <meta:editing-cycles>21</meta:editing-cycles>
    <meta:editing-duration>PT2915S</meta:editing-duration>
    <meta:document-statistic meta:table-count="6" meta:cell-count="12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7cm" svg:height="9.004cm" xlink:href=".." xlink:type="simple" chart:class="chart:line" chart:style-name="ch1">
        <chart:title svg:x="10.754cm" svg:y="0.106cm" chart:style-name="ch2">
          <text:p>Long Term Performance Stability</text:p>
        </chart:title>
        <chart:plot-area chart:style-name="ch3" table:cell-range-address="Timeseries.A20:Timeseries.A1100" chart:data-source-has-labels="row" svg:x="0.975cm" svg:y="1.268cm" svg:width="26.422cm" svg:height="7.081cm">
          <chartooo:coordinate-region svg:x="1.526cm" svg:y="1.467cm" svg:width="25.859cm" svg:height="5.837cm"/>
          <chart:axis chart:dimension="x" chart:name="primary-x" chart:style-name="ch4">
            <chart:title svg:x="13.533cm" svg:y="8.444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17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chart:link-data-style-to-source="fals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5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17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chart:link-data-style-to-source="fals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21cm" svg:y="0.395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684cm" svg:width="25.257cm" svg:height="6.127cm">
          <chartooo:coordinate-region svg:x="2.12cm" svg:y="1.883cm" svg:width="24.706cm" svg:height="5.729cm"/>
          <chart:axis chart:dimension="x" chart:name="primary-x" chart:style-name="ch4" chartooo:axis-type="text">
            <chart:title svg:x="13.187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5.122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688cm" svg:width="14.031cm" svg:height="6.156cm">
          <chartooo:coordinate-region svg:x="1.881cm" svg:y="1.887cm" svg:width="13.48cm" svg:height="5.758cm"/>
          <chart:axis chart:dimension="x" chart:name="primary-x" chart:style-name="ch4" chartooo:axis-type="text">
            <chart:title svg:x="7.33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14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688cm" svg:width="14.029cm" svg:height="6.153cm">
          <chartooo:coordinate-region svg:x="1.882cm" svg:y="1.887cm" svg:width="13.478cm" svg:height="5.755cm"/>
          <chart:axis chart:dimension="x" chart:name="primary-x" chart:style-name="ch4" chartooo:axis-type="text">
            <chart:title svg:x="7.33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66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688cm" svg:width="14.029cm" svg:height="6.153cm">
          <chartooo:coordinate-region svg:x="1.882cm" svg:y="1.887cm" svg:width="13.478cm" svg:height="5.755cm"/>
          <chart:axis chart:dimension="x" chart:name="primary-x" chart:style-name="ch4" chartooo:axis-type="text">
            <chart:title svg:x="7.33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13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688cm" svg:width="14.029cm" svg:height="6.153cm">
          <chartooo:coordinate-region svg:x="1.882cm" svg:y="1.887cm" svg:width="13.478cm" svg:height="5.755cm"/>
          <chart:axis chart:dimension="x" chart:name="primary-x" chart:style-name="ch4" chartooo:axis-type="text">
            <chart:title svg:x="7.33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66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684cm" svg:width="14.031cm" svg:height="6.155cm">
          <chartooo:coordinate-region svg:x="1.881cm" svg:y="1.883cm" svg:width="13.48cm" svg:height="5.757cm"/>
          <chart:axis chart:dimension="x" chart:name="primary-x" chart:style-name="ch4" chartooo:axis-type="text">
            <chart:title svg:x="7.57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6.1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ezFIO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